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Verdana"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style:font-name="Verdana"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Verdana"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Verdana"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Verdana"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text-align="start" style:justify-single-word="false"/>
    </style:style>
    <style:style style:name="P13" style:family="paragraph" style:parent-style-name="Standard" style:list-style-name="L1">
      <style:paragraph-properties fo:text-align="start" style:justify-single-word="false"/>
      <style:text-properties style:font-name="Verdana"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3">
      <style:paragraph-properties fo:text-align="start" style:justify-single-word="false"/>
    </style:style>
    <style:style style:name="P18" style:family="paragraph" style:parent-style-name="Preformatted_20_Text">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Preformatted_20_Text">
      <style:paragraph-properties fo:margin-top="0cm" fo:margin-bottom="0.499cm"/>
    </style:style>
    <style:style style:name="T1" style:family="text">
      <style:text-properties fo:font-size="12pt" style:font-size-asian="12pt" style:font-size-complex="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 fo:font-size="14pt" fo:font-style="italic" style:text-underline-style="none" fo:font-weight="normal" style:font-size-asian="14pt" style:font-style-asian="italic" style:font-weight-asian="normal" style:font-size-complex="14pt" style:font-style-complex="italic" style:font-weight-complex="normal"/>
    </style:style>
    <style:style style:name="T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nsitions and Transforms</text:p>
      <text:p text:style-name="P1"/>
      <text:p text:style-name="P4">Map</text:p>
      <text:p text:style-name="P2"/>
      <text:list xml:id="list6859637541425775529" text:style-name="L1">
        <text:list-item>
          <text:p text:style-name="P13">Intro</text:p>
        </text:list-item>
        <text:list-item>
          <text:p text:style-name="P13">Transforms</text:p>
          <text:list>
            <text:list-item>
              <text:p text:style-name="P13">intro</text:p>
            </text:list-item>
            <text:list-item>
              <text:p text:style-name="P13">scale</text:p>
              <text:list>
                <text:list-item>
                  <text:p text:style-name="P13">intro</text:p>
                </text:list-item>
                <text:list-item>
                  <text:p text:style-name="P13">code snippet</text:p>
                </text:list-item>
                <text:list-item>
                  <text:p text:style-name="P13">example figure</text:p>
                </text:list-item>
              </text:list>
            </text:list-item>
            <text:list-item>
              <text:p text:style-name="P13">skew</text:p>
              <text:list>
                <text:list-item>
                  <text:p text:style-name="P13">intro</text:p>
                </text:list-item>
                <text:list-item>
                  <text:p text:style-name="P13">code snippet</text:p>
                </text:list-item>
                <text:list-item>
                  <text:p text:style-name="P13">example figure</text:p>
                </text:list-item>
              </text:list>
            </text:list-item>
            <text:list-item>
              <text:p text:style-name="P13">translate</text:p>
              <text:list>
                <text:list-item>
                  <text:p text:style-name="P13">intro</text:p>
                </text:list-item>
                <text:list-item>
                  <text:p text:style-name="P13">code snippet</text:p>
                </text:list-item>
                <text:list-item>
                  <text:p text:style-name="P13">example figure</text:p>
                </text:list-item>
              </text:list>
            </text:list-item>
            <text:list-item>
              <text:p text:style-name="P13">rotate</text:p>
              <text:list>
                <text:list-item>
                  <text:p text:style-name="P13">intro</text:p>
                </text:list-item>
                <text:list-item>
                  <text:p text:style-name="P13">code snippet</text:p>
                </text:list-item>
                <text:list-item>
                  <text:p text:style-name="P13">example figure</text:p>
                </text:list-item>
              </text:list>
            </text:list-item>
            <text:list-item>
              <text:p text:style-name="P13">matrix</text:p>
              <text:list>
                <text:list-item>
                  <text:p text:style-name="P13">intro</text:p>
                </text:list-item>
                <text:list-item>
                  <text:p text:style-name="P13">code snippet</text:p>
                </text:list-item>
                <text:list-item>
                  <text:p text:style-name="P13">example figure</text:p>
                </text:list-item>
              </text:list>
            </text:list-item>
            <text:list-item>
              <text:p text:style-name="P13">perspective</text:p>
              <text:list>
                <text:list-item>
                  <text:p text:style-name="P13">intro</text:p>
                </text:list-item>
                <text:list-item>
                  <text:p text:style-name="P13">code snippet</text:p>
                </text:list-item>
                <text:list-item>
                  <text:p text:style-name="P13">example figure</text:p>
                </text:list-item>
              </text:list>
            </text:list-item>
          </text:list>
        </text:list-item>
        <text:list-item>
          <text:p text:style-name="P13">Transitions</text:p>
          <text:list>
            <text:list-item>
              <text:p text:style-name="P13">intro</text:p>
            </text:list-item>
            <text:list-item>
              <text:p text:style-name="P13">delay</text:p>
            </text:list-item>
            <text:list-item>
              <text:p text:style-name="P13">duration</text:p>
            </text:list-item>
            <text:list-item>
              <text:p text:style-name="P13">property</text:p>
            </text:list-item>
            <text:list-item>
              <text:p text:style-name="P13">timing function</text:p>
            </text:list-item>
            <text:list-item>
              <text:p text:style-name="P13">transition </text:p>
            </text:list-item>
          </text:list>
        </text:list-item>
        <text:list-item>
          <text:p text:style-name="P13">About me (footer)</text:p>
        </text:list-item>
        <text:list-item>
          <text:p text:style-name="P13">See also... (aside)</text:p>
        </text:list-item>
      </text:list>
      <text:p text:style-name="P2"/>
      <text:p text:style-name="P4"><text:soft-page-break/>Intro</text:p>
      <text:p text:style-name="P5"/>
      <text:p text:style-name="P5"><text:span text:style-name="T2">A lot of my cheat sheets so far have been dealing with the main building blocks <text:s/>like selectors and positioning, and then moving on to the basics of text and images. Now that those basics have been covered the fun of CSS can really start by visually manipulating elements using </text:span><text:span text:style-name="T1">transitions</text:span><text:span text:style-name="T2"> and </text:span><text:span text:style-name="T1">transforms.</text:span></text:p>
      <text:p text:style-name="P7"/>
      <text:p text:style-name="P4">Transforms</text:p>
      <text:p text:style-name="P4"/>
      <text:p text:style-name="P5">Intro section....</text:p>
      <text:p text:style-name="P5"/>
      <text:p text:style-name="P5"><text:span text:style-name="T2">The </text:span><text:span text:style-name="T1">transform</text:span><text:span text:style-name="T2"> property applies a 2D or 3D transformation to an element.</text:span></text:p>
      <text:p text:style-name="P7"/>
      <text:list xml:id="list8048866286355717045" text:style-name="L2">
        <text:list-item>
          <text:p text:style-name="P15">scale</text:p>
        </text:list-item>
        <text:list-item>
          <text:p text:style-name="P15">skew</text:p>
        </text:list-item>
        <text:list-item>
          <text:p text:style-name="P15">translate</text:p>
        </text:list-item>
        <text:list-item>
          <text:p text:style-name="P15">rotate</text:p>
        </text:list-item>
        <text:list-item>
          <text:p text:style-name="P15">perspective</text:p>
        </text:list-item>
        <text:list-item>
          <text:p text:style-name="P15">matrix</text:p>
        </text:list-item>
      </text:list>
      <text:p text:style-name="P7"/>
      <text:p text:style-name="P5"/>
      <text:p text:style-name="P7">[codebox]</text:p>
      <text:p text:style-name="P7">.element {</text:p>
      <text:p text:style-name="P7">transform: translateY(40px);</text:p>
      <text:p text:style-name="P7">}</text:p>
      <text:p text:style-name="P7"/>
      <text:p text:style-name="P8"/>
      <text:p text:style-name="P5">scale section....</text:p>
      <text:p text:style-name="P5"/>
      <text:p text:style-name="P12"><text:span text:style-name="T4">...</text:span><text:span text:style-name="T3">affects the size of the element. </text:span></text:p>
      <text:p text:style-name="P7"/>
      <text:p text:style-name="P7">scale(x, y)</text:p>
      <text:p text:style-name="P7">scaleX() </text:p>
      <text:p text:style-name="P7">scaleY()</text:p>
      <text:p text:style-name="P7">scaleZ(z)</text:p>
      <text:p text:style-name="P7">scale3d(x,y,z)</text:p>
      <text:p text:style-name="P7"/>
      <text:p text:style-name="P7"/>
      <text:p text:style-name="P7">[codebox]</text:p>
      <text:p text:style-name="P7">.element {</text:p>
      <text:p text:style-name="P7">transform: scale(2, .5);</text:p>
      <text:p text:style-name="P7">}</text:p>
      <text:p text:style-name="P5"/>
      <text:p text:style-name="P5">skew section...</text:p>
      <text:p text:style-name="P5"/>
      <text:p text:style-name="P7">... tilts an element to the right or left.</text:p>
      <text:p text:style-name="P7"/>
      <text:p text:style-name="P7"><text:soft-page-break/>skew(x, y)</text:p>
      <text:p text:style-name="P7">skewX() </text:p>
      <text:p text:style-name="P7">skewY() </text:p>
      <text:p text:style-name="P7"/>
      <text:p text:style-name="P7">[codebox]</text:p>
      <text:p text:style-name="P7">.element {</text:p>
      <text:p text:style-name="P7">transform: skew(25deg, 50deg);</text:p>
      <text:p text:style-name="P7">}</text:p>
      <text:p text:style-name="P5"/>
      <text:p text:style-name="P5">translate section...</text:p>
      <text:p text:style-name="P5"/>
      <text:p text:style-name="P7">...moves an element sideways or up and down. </text:p>
      <text:p text:style-name="P7"/>
      <text:p text:style-name="P7">translate(x,y)</text:p>
      <text:p text:style-name="P7">translateX()</text:p>
      <text:p text:style-name="P7">translateY()</text:p>
      <text:p text:style-name="P7">translateZ()</text:p>
      <text:p text:style-name="P7">translate3d(x, y, z) <text:span text:style-name="T5">z moves element toward viewer (negative value moves away)</text:span></text:p>
      <text:p text:style-name="P10"/>
      <text:p text:style-name="P7"/>
      <text:p text:style-name="P7">[codebox]</text:p>
      <text:p text:style-name="P7">.element {</text:p>
      <text:p text:style-name="P7">transform: translate(20px, 10px);</text:p>
      <text:p text:style-name="P7">}</text:p>
      <text:p text:style-name="P5"/>
      <text:p text:style-name="P5">rotate section...</text:p>
      <text:p text:style-name="P5"/>
      <text:p text:style-name="P7">...rotates clockwise from current position</text:p>
      <text:p text:style-name="P7"/>
      <text:p text:style-name="P7">rotate(deg)</text:p>
      <text:p text:style-name="P7">rotate3d(x,y,z)</text:p>
      <text:p text:style-name="P7">rotateX()</text:p>
      <text:p text:style-name="P7">rotateY()</text:p>
      <text:p text:style-name="P7"/>
      <text:p text:style-name="P7">[codebox]</text:p>
      <text:p text:style-name="P7">.element {</text:p>
      <text:p text:style-name="P7">transform: rotate(25deg);</text:p>
      <text:p text:style-name="P7">}</text:p>
      <text:p text:style-name="P5"/>
      <text:p text:style-name="P5">perspective section...</text:p>
      <text:p text:style-name="P5"/>
      <text:p text:style-name="P7">...doesn't affect the element itself but instead affects the 3D transforms of the child elements for depth perspectives </text:p>
      <text:p text:style-name="P7"/>
      <text:p text:style-name="P7">[codebox]</text:p>
      <text:p text:style-name="P7">.element {</text:p>
      <text:p text:style-name="P7">transform: perspective 100px, rotate(25deg);</text:p>
      <text:p text:style-name="P7"><text:soft-page-break/>}</text:p>
      <text:p text:style-name="P7"/>
      <text:p text:style-name="P7"/>
      <text:p text:style-name="P5">matrix section...</text:p>
      <text:p text:style-name="P5"/>
      <text:p text:style-name="P10">...combines all transforms into one. </text:p>
      <text:p text:style-name="P10"/>
      <text:p text:style-name="P10">It is possible to have multiple values on the transform property such as...</text:p>
      <text:p text:style-name="P10"/>
      <text:p text:style-name="P7">[codebox]</text:p>
      <text:p text:style-name="P7">.element {</text:p>
      <text:p text:style-name="P7">transform: translateY(40px) scale(20);</text:p>
      <text:p text:style-name="P7">}</text:p>
      <text:p text:style-name="P10"/>
      <text:p text:style-name="P10">The matrix property combines all transforms into one BUT it is <text:s/>not written by hand and instead use tools like <text:a xlink:type="simple" xlink:href="https://meyerweb.com/eric/tools/matrix/" text:style-name="Internet_20_link" text:visited-style-name="Visited_20_Internet_20_Link">https://meyerweb.com/eric/tools/matrix/</text:a> to create them.</text:p>
      <text:p text:style-name="P10"/>
      <text:p text:style-name="P7">So this...</text:p>
      <text:p text:style-name="P7">[codebox]</text:p>
      <text:p text:style-name="P7">transform: translateY(40px) scale(20);</text:p>
      <text:p text:style-name="P7"/>
      <text:p text:style-name="P7">becomes ...</text:p>
      <text:p text:style-name="P7">[codebox]</text:p>
      <text:p text:style-name="P7">transform: matrix(0.7071067811865475, 0.7071067811865476, -0.7071067811865476, 0.7071067811865475, -0.7071067811865497, 34.648232278140824);</text:p>
      <text:p text:style-name="P7"/>
      <text:p text:style-name="P7"/>
      <text:p text:style-name="P18"><text:span text:style-name="Source_20_Text">transform-style: preserve-3d;</text:span></text:p>
      <text:p text:style-name="P7"/>
      <text:p text:style-name="P18"><text:span text:style-name="Source_20_Text">/* Keyword values */</text:span></text:p>
      <text:p text:style-name="Preformatted_20_Text"><text:span text:style-name="Source_20_Text">transform-style: flat;</text:span></text:p>
      <text:p text:style-name="P19"><text:span text:style-name="Source_20_Text">transform-style: preserve-3d;</text:span></text:p>
      <text:p text:style-name="P7"/>
      <text:p text:style-name="P7">The <text:span text:style-name="Strong_20_Emphasis"><text:span text:style-name="Source_20_Text">transform-style</text:span></text:span> <text:a xlink:type="simple" xlink:href="https://developer.mozilla.org/en-US/docs/Web/CSS" text:style-name="Internet_20_link" text:visited-style-name="Visited_20_Internet_20_Link">CSS</text:a> property sets whether children of an element are positioned in the 3D space or are flattened in the plane of the element. </text:p>
      <text:p text:style-name="P7"/>
      <text:p text:style-name="P7"/>
      <text:p text:style-name="P4">Transitions</text:p>
      <text:p text:style-name="P4"/>
      <text:p text:style-name="P5">Intro section....</text:p>
      <text:p text:style-name="P7">CSS transitions allow you to control animation speed and change property values smoothly over a given duration</text:p>
      <text:p text:style-name="P7"/>
      <text:p text:style-name="P7">transition-property</text:p>
      <text:p text:style-name="P7">transition-delay</text:p>
      <text:p text:style-name="P7">transition-duration</text:p>
      <text:p text:style-name="P7"><text:soft-page-break/>transition-timing-function</text:p>
      <text:p text:style-name="P7"/>
      <text:p text:style-name="P7">[codebox]</text:p>
      <text:p text:style-name="P7">.element {</text:p>
      <text:p text:style-name="P7">transform: rotate(25deg);</text:p>
      <text:p text:style-name="P7">transition: &lt;property&gt; &lt;duration&gt; &lt;timing-function&gt; &lt;delay&gt;</text:p>
      <text:p text:style-name="P7">}</text:p>
      <text:p text:style-name="P5"/>
      <text:p text:style-name="P5">property section....</text:p>
      <text:p text:style-name="P7">...is the property you want to have the effect on</text:p>
      <text:p text:style-name="P7"/>
      <text:p text:style-name="P7">[codebox]</text:p>
      <text:p text:style-name="P7">.element {</text:p>
      <text:p text:style-name="P7">color: #000;</text:p>
      <text:p text:style-name="P7">transition: color 2s ease 4s; </text:p>
      <text:p text:style-name="P7">}</text:p>
      <text:p text:style-name="P7"/>
      <text:p text:style-name="P7">.element:hover {</text:p>
      <text:p text:style-name="P7">color: #fff;</text:p>
      <text:p text:style-name="P7">}</text:p>
      <text:p text:style-name="P7"/>
      <text:p text:style-name="P7">NOTE - “all” can be a property too...but remember not all elements can be transformed or animated</text:p>
      <text:p text:style-name="P7"/>
      <text:p text:style-name="P5">delay section....</text:p>
      <text:p text:style-name="P12"><text:span text:style-name="T3">...specifies a delay (in seconds) for the transition effect.</text:span> </text:p>
      <text:p text:style-name="P12"/>
      <text:p text:style-name="P7">[codebox]</text:p>
      <text:p text:style-name="P7">.element {</text:p>
      <text:p text:style-name="P7">transition-delay: 2s; </text:p>
      <text:p text:style-name="P7">}</text:p>
      <text:p text:style-name="P7"/>
      <text:p text:style-name="P5">timing function section....</text:p>
      <text:p text:style-name="P7">...specifies the speed curve of the transition effect. </text:p>
      <text:p text:style-name="P7"/>
      <text:list xml:id="list6524972640857248638" text:style-name="L3">
        <text:list-item>
          <text:p text:style-name="P16">Ease (default)</text:p>
        </text:list-item>
        <text:list-item>
          <text:p text:style-name="P16">linear</text:p>
        </text:list-item>
        <text:list-item>
          <text:p text:style-name="P16">ease-in</text:p>
        </text:list-item>
        <text:list-item>
          <text:p text:style-name="P16">ease-out</text:p>
        </text:list-item>
        <text:list-item>
          <text:p text:style-name="P16">ease-in-out</text:p>
        </text:list-item>
        <text:list-item>
          <text:p text:style-name="P17"><text:span text:style-name="T3">cubic-bezier(n,n,n,n)</text:span> </text:p>
        </text:list-item>
      </text:list>
      <text:p text:style-name="P12"/>
      <text:p text:style-name="P12"/>
      <text:p text:style-name="P7">[codebox]</text:p>
      <text:p text:style-name="P7">.element {</text:p>
      <text:p text:style-name="P7">color: #000;</text:p>
      <text:p text:style-name="P7">transition-timing-function: ease-in-out; </text:p>
      <text:p text:style-name="P7">}</text:p>
      <text:p text:style-name="P12"/>
      <text:p text:style-name="P9"><text:soft-page-break/>ease</text:p>
      <text:p text:style-name="P7">..a transition effect with a slow start, then fast, then end slo </text:p>
      <text:p text:style-name="P7"/>
      <text:p text:style-name="P9">linear</text:p>
      <text:p text:style-name="P7">..a transition effect with the same speed from start to end </text:p>
      <text:p text:style-name="P7"/>
      <text:p text:style-name="P9">ease-in</text:p>
      <text:p text:style-name="P7">..a transition effect with a slow start </text:p>
      <text:p text:style-name="P7"/>
      <text:p text:style-name="P9">ease-out</text:p>
      <text:p text:style-name="P7">..a transition effect with a slow end</text:p>
      <text:p text:style-name="P7"><text:s/></text:p>
      <text:p text:style-name="P9">ease-in-out</text:p>
      <text:p text:style-name="P7">..a transition effect with a slow start and end </text:p>
      <text:p text:style-name="P7"/>
      <text:p text:style-name="P9">cubic-bezier(n,n,n,n) </text:p>
      <text:p text:style-name="P7">..define your own values in a cubic-bezier function </text:p>
      <text:p text:style-name="P7"/>
      <text:p text:style-name="P5">duration section....</text:p>
      <text:p text:style-name="P7">...specifies the duration (in seconds or milliseconds) for the transition effect</text:p>
      <text:p text:style-name="P7"/>
      <text:p text:style-name="P7">[codebox]</text:p>
      <text:p text:style-name="P7">.element {</text:p>
      <text:p text:style-name="P7">transition-duration: 2s; </text:p>
      <text:p text:style-name="P7">}</text:p>
      <text:p text:style-name="P7"/>
      <text:p text:style-name="P5">transition section....</text:p>
      <text:p text:style-name="P7">...is the shorthand for transition-property transition-duration transition-timing-function and transition-delay.</text:p>
      <text:p text:style-name="P7"/>
      <text:p text:style-name="P7">[codebox]</text:p>
      <text:p text:style-name="P7">.element {</text:p>
      <text:p text:style-name="P7">transition: &lt;property&gt; &lt;duration&gt; &lt;timing-function&gt; &lt;delay&gt;</text:p>
      <text:p text:style-name="P7">}</text:p>
      <text:p text:style-name="P7"/>
      <text:p text:style-name="P7">You can also add multiples seperated by comma:</text:p>
      <text:p text:style-name="P7"/>
      <text:p text:style-name="P7">[codebox]</text:p>
      <text:p text:style-name="P7">div {</text:p>
      <text:p text:style-name="P7">  transition: width 2s, height 2s, transform 2s;</text:p>
      <text:p text:style-name="P7">} </text:p>
      <text:p text:style-name="P7"/>
      <text:p text:style-name="P4">Aside:</text:p>
      <text:p text:style-name="P4"/>
      <text:p text:style-name="P7">This project is one in my expanding collection of CSS cheat sheets that I've created on my journey towards becoming a frontend developer.</text:p>
      <text:p text:style-name="P7"/>
      <text:p text:style-name="P7">You might also like to see my other creations (there is some sort of method to the madness):</text:p>
      <text:p text:style-name="P7"><text:soft-page-break/></text:p>
      <text:p text:style-name="P7"><text:s text:c="4"/>Cascade &amp; Inheritance</text:p>
      <text:p text:style-name="P7"><text:s text:c="4"/>Box Model</text:p>
      <text:p text:style-name="P7"><text:s text:c="4"/>Units &amp; Values</text:p>
      <text:p text:style-name="P7"><text:s text:c="4"/>Selectors</text:p>
      <text:p text:style-name="P7"><text:s text:c="4"/>Display &amp; Positioning</text:p>
      <text:p text:style-name="P7"><text:s text:c="4"/>Flexbox</text:p>
      <text:p text:style-name="P7"><text:s text:c="4"/>Grid</text:p>
      <text:p text:style-name="P7"><text:s text:c="4"/>Backgrounds</text:p>
      <text:p text:style-name="P7"><text:s text:c="4"/>Text &amp; Fonts</text:p>
      <text:p text:style-name="P7"><text:s text:c="4"/>Lists &amp; Links</text:p>
      <text:p text:style-name="P7"><text:s text:c="4"/>Images</text:p>
      <text:p text:style-name="P7"/>
      <text:p text:style-name="P4">Footer:</text:p>
      <text:p text:style-name="P4"/>
      <text:p text:style-name="P7">I am Mazonthemoon</text:p>
      <text:p text:style-name="P7">Social Media icons</text:p>
      <text:p text:style-name="P7">A HTML and CSS teach-myself-coding project </text:p>
      <text:p text:style-name="P7"/>
      <text:p text:style-name="P4">Resources:</text:p>
      <text:p text:style-name="P3"/>
      <text:p text:style-name="P6">Transforms:</text:p>
      <text:p text:style-name="P6"><text:a xlink:type="simple" xlink:href="https://developer.mozilla.org/en-US/docs/Web/CSS/transform" text:style-name="Internet_20_link" text:visited-style-name="Visited_20_Internet_20_Link">https://developer.mozilla.org/en-US/docs/Web/CSS/transform</text:a></text:p>
      <text:p text:style-name="P6"><text:a xlink:type="simple" xlink:href="https://www.w3schools.com/cssref/css3_pr_transform.asp" text:style-name="Internet_20_link" text:visited-style-name="Visited_20_Internet_20_Link">https://www.w3schools.com/cssref/css3_pr_transform.asp</text:a></text:p>
      <text:p text:style-name="P6"><text:a xlink:type="simple" xlink:href="https://css-tricks.com/almanac/properties/t/transform/" text:style-name="Internet_20_link" text:visited-style-name="Visited_20_Internet_20_Link">https://css-tricks.com/almanac/properties/t/transform/</text:a> </text:p>
      <text:p text:style-name="P6"/>
      <text:p text:style-name="P6">Transitions: </text:p>
      <text:p text:style-name="P6"><text:a xlink:type="simple" xlink:href="https://learn.shayhowe.com/advanced-html-css/transitions-animations/" text:style-name="Internet_20_link" text:visited-style-name="Visited_20_Internet_20_Link">https://learn.shayhowe.com/advanced-html-css/transitions-animations/</text:a></text:p>
      <text:p text:style-name="P6"><text:a xlink:type="simple" xlink:href="https://css-tricks.com/almanac/properties/t/transition/" text:style-name="Internet_20_link" text:visited-style-name="Visited_20_Internet_20_Link">https://css-tricks.com/almanac/properties/t/transition/</text:a></text:p>
      <text:p text:style-name="P6"><text:a xlink:type="simple" xlink:href="https://developer.mozilla.org/en-US/docs/Web/CSS/CSS_Transitions/Using_CSS_transitions" text:style-name="Internet_20_link" text:visited-style-name="Visited_20_Internet_20_Link">https://developer.mozilla.org/en-US/docs/Web/CSS/CSS_Transitions/Using_CSS_transitions</text:a></text:p>
      <text:p text:style-name="P6"><text:a xlink:type="simple" xlink:href="https://www.w3schools.com/css/css3_transitions.asp" text:style-name="Internet_20_link" text:visited-style-name="Visited_20_Internet_20_Link">https://www.w3schools.com/css/css3_transitions.asp</tex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9-16T17:54:35.91</meta:creation-date>
    <meta:generator>OpenOffice/4.1.7$Win32 OpenOffice.org_project/417m1$Build-9800</meta:generator>
    <dc:date>2021-11-09T15:45:57.82</dc:date>
    <dc:creator>Mary Ronan</dc:creator>
    <meta:editing-duration>PT2H21M42S</meta:editing-duration>
    <meta:editing-cycles>37</meta:editing-cycles>
    <meta:document-statistic meta:table-count="0" meta:image-count="0" meta:object-count="0" meta:page-count="7" meta:paragraph-count="219" meta:word-count="737" meta:character-count="5319"/>
  </office:meta>
</office:document-meta>
</file>